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1fde65" officeooo:paragraph-rsid="001fde65"/>
    </style:style>
    <style:style style:name="P2" style:family="paragraph" style:parent-style-name="Preformatted_20_Text">
      <style:paragraph-properties fo:text-align="justify" style:justify-single-word="false"/>
      <style:text-properties officeooo:rsid="00209dbe" officeooo:paragraph-rsid="00209dbe"/>
    </style:style>
    <style:style style:name="P3" style:family="paragraph" style:parent-style-name="Preformatted_20_Text">
      <style:paragraph-properties fo:text-align="justify" style:justify-single-word="false"/>
      <style:text-properties officeooo:rsid="0022274a" officeooo:paragraph-rsid="0022274a"/>
    </style:style>
    <style:style style:name="P4" style:family="paragraph" style:parent-style-name="Preformatted_20_Text">
      <style:paragraph-properties fo:text-align="justify" style:justify-single-word="false"/>
      <style:text-properties officeooo:rsid="00242005" officeooo:paragraph-rsid="00242005"/>
    </style:style>
    <style:style style:name="P5" style:family="paragraph" style:parent-style-name="Preformatted_20_Text">
      <style:paragraph-properties fo:text-align="justify" style:justify-single-word="false"/>
      <style:text-properties officeooo:rsid="0027539f" officeooo:paragraph-rsid="0028b687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28b687"/>
    </style:style>
    <style:style style:name="P7" style:family="paragraph" style:parent-style-name="Preformatted_20_Text">
      <style:paragraph-properties fo:text-align="justify" style:justify-single-word="false"/>
      <style:text-properties officeooo:rsid="002b65bc" officeooo:paragraph-rsid="002b65bc"/>
    </style:style>
    <style:style style:name="P8" style:family="paragraph" style:parent-style-name="Preformatted_20_Text">
      <style:paragraph-properties fo:text-align="justify" style:justify-single-word="false"/>
      <style:text-properties officeooo:rsid="002f42a3" officeooo:paragraph-rsid="002f42a3"/>
    </style:style>
    <style:style style:name="T1" style:family="text">
      <style:text-properties officeooo:rsid="0023fb85"/>
    </style:style>
    <style:style style:name="T2" style:family="text">
      <style:text-properties officeooo:rsid="0027539f"/>
    </style:style>
    <style:style style:name="T3" style:family="text">
      <style:text-properties officeooo:rsid="0028b687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d5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que la aplicación pueda entrar en produccion, necesito hacer una configuracion especial para la base de datos.</text:p>
      <text:p text:style-name="P2">Cada potencial conexión de un cliente a postgresql, siendo una conexión una transaccion/cosulta, genera un nuevo subproceso y una serie de acontecimientos que toman recursos del computador (cpu, memoria ram, operaciones de entradada/salida en el disco duro). Por lo que he leido hasta ahora, cada subproceso podria gastar de 1 mb a 10 mb de memoria ram, no estoy muy seguro de este numero, mucho menos del tiempo de cpu ni su porcentaje de utilizacion, supongo que dependera de mi aplicación (tengo que hacer tests).</text:p>
      <text:p text:style-name="P3">Ciertamente, si no limimto la cantidad de conexiones concurrentes o simultaneas a mi base de datos, esto podria causar que los recursos del servidor se agoten, bloqueando el servidor <text:span text:style-name="T1">de base de datos</text:span>.</text:p>
      <text:p text:style-name="P4">Por esta razon, necesito implementear un “pool” de conexiones, esto es, limitar la cantidad de conexiones concurrentes que puede tener mi base de datos. Si el pool esta lleno, y entra una nueva solicitud de un cliente, esta solicitud entrara en una cola, para esperar que alguna conexión ocupada del pool se desocupe, y asi…</text:p>
      <text:p text:style-name="P5">Segun lo leido, aparentemente la cantidad maxima de conexiones optimas es de 100 a 500, probablemente yo la ponga en 100 o 200. <text:span text:style-name="T3">Citando una nota tecnica del articulo (cuya url es </text:span><text:a xlink:type="simple" xlink:href="https://wiki.postgresql.org/wiki/Number_Of_Database_Connections" text:style-name="Internet_20_link" text:visited-style-name="Visited_20_Internet_20_Link"><text:span text:style-name="T3">https://wiki.postgresql.org/wiki/Number_Of_Database_Connections</text:span></text:a><text:span text:style-name="T3">):</text:span></text:p>
      <text:p text:style-name="P6"><text:span text:style-name="T2">“</text:span><text:span text:style-name="T4">Al contrario de los impulsos intuitivos iniciales de muchas personas, a menudo verá que una transacción se completa antes si la pone en cola cuando está lista, pero el sistema está lo suficientemente ocupado como para tener recursos saturados e iniciarla más tarde cuando los recursos estén disponibles. Por lo general, Pg completará las mismas 10,000 transacciones más rápido al hacerlas 5, 10 o 20 a la vez que al hacerlas 500 a la vez. Determinar exactamente cuántos deben hacerse a la vez varía según la carga de trabajo y requiere ajustes.”</text:span></text:p>
      <text:p text:style-name="P7"><text:span text:style-name="T4">Otra observacion importante que saque de ese mismo articulo es que saque de otro articulo(</text:span><text:a xlink:type="simple" xlink:href="https://www.percona.com/blog/2018/06/27/scaling-postgresql-with-pgbouncer-you-may-need-a-connection-pooler-sooner-than-you-expect/" text:style-name="Internet_20_link" text:visited-style-name="Visited_20_Internet_20_Link">https://www.percona.com/blog/2018/06/27/scaling-postgresql-with-pgbouncer-you-may-need-a-connection-pooler-sooner-than-you-expect/</text:a><text:span text:style-name="T4">), </text:span><text:span text:style-name="T5">es que el “connection poolling” se puede implementar de dos maneras: Del lado de la aplicación o como servicio externo.</text:span></text:p>
      <text:p text:style-name="P8"><text:span text:style-name="T5">S</text:span><text:span text:style-name="T4">upongo que mi implementacion sera del lado de la aplicación, ya que node-pg permite implementar un pool de conexion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8T13:29:40.496365230</dc:date>
    <meta:editing-duration>PT14M35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370" meta:character-count="2406" meta:non-whitespace-character-count="2044"/>
  </office:meta>
</office:document-meta>
</file>